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100000320191675CB411AF6BF.png" manifest:media-type="image/png"/>
  <manifest:file-entry manifest:full-path="Pictures/10000001000001820000009E8127CEEC7FE5306F.png" manifest:media-type="image/png"/>
  <manifest:file-entry manifest:full-path="Pictures/1000000100000526000003100CD88715A75D07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d22" officeooo:paragraph-rsid="001fdd22"/>
    </style:style>
    <style:style style:name="P2" style:family="paragraph" style:parent-style-name="Standard">
      <style:text-properties officeooo:rsid="0023761e" officeooo:paragraph-rsid="002376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104cm, 21.731cm, 0.139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1/2 → en wifi</text:p>
      <text:p text:style-name="P1"><draw:frame draw:style-name="fr2" draw:name="Image1" text:anchor-type="char" svg:x="0.072cm" svg:y="0.185cm" svg:width="16.115cm" svg:height="21.168cm" draw:z-index="0"><draw:image xlink:href="Pictures/100000010000026100000320191675CB411AF6BF.png" xlink:type="simple" xlink:show="embed" xlink:actuate="onLoad" draw:mime-type="image/png"/></draw:frame></text:p>
      <text:p text:style-name="P1"><draw:frame draw:style-name="fr2" draw:name="Image2" text:anchor-type="char" svg:x="0.007cm" svg:y="0.637cm" svg:width="10.215cm" svg:height="4.18cm" draw:z-index="1"><draw:image xlink:href="Pictures/10000001000001820000009E8127CEEC7FE5306F.png" xlink:type="simple" xlink:show="embed" xlink:actuate="onLoad" draw:mime-type="image/png"/></draw:frame>Ex 4</text:p>
      <text:p text:style-name="P2"><text:soft-page-break/>Ex 5/6</text:p>
      <text:p text:style-name="P2"><draw:frame draw:style-name="fr1" draw:name="Image3" text:anchor-type="char" svg:x="0.007cm" svg:y="0.046cm" svg:width="11.324cm" svg:height="7.283cm" draw:z-index="2"><draw:image xlink:href="Pictures/1000000100000526000003100CD88715A75D07A6.png" xlink:type="simple" xlink:show="embed" xlink:actuate="onLoad" draw:mime-type="image/png"/></draw:frame></text:p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4:05:13.317000000</meta:creation-date>
    <dc:date>2023-10-17T14:27:37.918000000</dc:date>
    <meta:editing-duration>PT12M13S</meta:editing-duration>
    <meta:editing-cycles>3</meta:editing-cycles>
    <meta:generator>LibreOffice/7.2.5.2$Windows_X86_64 LibreOffice_project/499f9727c189e6ef3471021d6132d4c694f357e5</meta:generator>
    <meta:document-statistic meta:table-count="0" meta:image-count="3" meta:object-count="0" meta:page-count="2" meta:paragraph-count="4" meta:word-count="9" meta:character-count="27" meta:non-whitespace-character-count="20"/>
  </office:meta>
</office:document-meta>
</file>